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d95f"/>
    </style:style>
    <style:style style:name="P2" style:family="paragraph" style:parent-style-name="Standard">
      <style:text-properties officeooo:paragraph-rsid="000e7231"/>
    </style:style>
    <style:style style:name="P3" style:family="paragraph" style:parent-style-name="Standard">
      <style:text-properties officeooo:rsid="00127b34" officeooo:paragraph-rsid="00127b34"/>
    </style:style>
    <style:style style:name="P4" style:family="paragraph" style:parent-style-name="Standard">
      <style:text-properties officeooo:rsid="00127b34" officeooo:paragraph-rsid="0013e123"/>
    </style:style>
    <style:style style:name="P5" style:family="paragraph" style:parent-style-name="Standard">
      <style:text-properties officeooo:rsid="0013e123" officeooo:paragraph-rsid="0013e123"/>
    </style:style>
    <style:style style:name="P6" style:family="paragraph" style:parent-style-name="Standard">
      <style:text-properties officeooo:rsid="00148e48" officeooo:paragraph-rsid="00148e48"/>
    </style:style>
    <style:style style:name="P7" style:family="paragraph" style:parent-style-name="Standard">
      <style:text-properties officeooo:paragraph-rsid="000bd95f"/>
    </style:style>
    <style:style style:name="P8" style:family="paragraph" style:parent-style-name="Standard">
      <style:paragraph-properties fo:break-before="page"/>
      <style:text-properties officeooo:paragraph-rsid="000e7231"/>
    </style:style>
    <style:style style:name="T1" style:family="text">
      <style:text-properties officeooo:rsid="0009dbe1"/>
    </style:style>
    <style:style style:name="T2" style:family="text">
      <style:text-properties officeooo:rsid="000bd95f"/>
    </style:style>
    <style:style style:name="T3" style:family="text">
      <style:text-properties officeooo:rsid="000e7231"/>
    </style:style>
    <style:style style:name="T4" style:family="text">
      <style:text-properties officeooo:rsid="000fe37c"/>
    </style:style>
    <style:style style:name="T5" style:family="text">
      <style:text-properties officeooo:rsid="00118900"/>
    </style:style>
    <style:style style:name="T6" style:family="text">
      <style:text-properties officeooo:rsid="0011cf8d"/>
    </style:style>
    <style:style style:name="T7" style:family="text">
      <style:text-properties officeooo:rsid="00134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ssandra</text:p>
      <text:p text:style-name="P6">cqlsh</text:p>
      <text:p text:style-name="Standard"/>
      <text:p text:style-name="Standard">USE espacoy;</text:p>
      <text:p text:style-name="Standard"/>
      <text:p text:style-name="Standard">CREATE TABLE foguetes (</text:p>
      <text:p text:style-name="Standard"><text:tab/>id int,</text:p>
      <text:p text:style-name="Standard"><text:tab/>nome varchar,</text:p>
      <text:p text:style-name="Standard"><text:tab/>capacidade<text:span text:style-name="T4">_c</text:span>arga<text:span text:style-name="T4">_leo</text:span> int,</text:p>
      <text:p text:style-name="Standard"><text:tab/>capacidade<text:span text:style-name="T4">_c</text:span>arga<text:span text:style-name="T4">_sso</text:span> int,</text:p>
      <text:p text:style-name="Standard"><text:tab/>capacidade<text:span text:style-name="T4">_c</text:span>arga<text:span text:style-name="T4">_meo</text:span> int,</text:p>
      <text:p text:style-name="Standard"><text:tab/>capacidade<text:span text:style-name="T4">_c</text:span>arga<text:span text:style-name="T4">_geo</text:span> int,</text:p>
      <text:p text:style-name="Standard"><text:tab/>capacidade<text:span text:style-name="T4">_c</text:span>arga<text:span text:style-name="T4">_heo</text:span> int,</text:p>
      <text:p text:style-name="Standard"><text:tab/>capacidade<text:span text:style-name="T4">_c</text:span>arga<text:span text:style-name="T4">_hso</text:span> int,</text:p>
      <text:p text:style-name="Standard"><text:tab/>PRIMARY KEY (id)</text:p>
      <text:p text:style-name="Standard">);</text:p>
      <text:p text:style-name="Standard"/>
      <text:p text:style-name="Standard">CREATE TABLE motores (</text:p>
      <text:p text:style-name="Standard"><text:tab/>id int,</text:p>
      <text:p text:style-name="Standard"><text:tab/>nome varchar,</text:p>
      <text:p text:style-name="Standard"><text:tab/>empuxo int,</text:p>
      <text:p text:style-name="Standard"><text:tab/>ciclo varchar,</text:p>
      <text:p text:style-name="Standard"><text:tab/>PRIMARY KEY (id)</text:p>
      <text:p text:style-name="Standard">);</text:p>
      <text:p text:style-name="Standard"/>
      <text:p text:style-name="P1">INSERT INTO foguetes (id, nome, capacidade<text:span text:style-name="T5">_c</text:span>arga<text:span text:style-name="T5">_leo</text:span>, capacidade<text:span text:style-name="T5">_c</text:span>arga<text:span text:style-name="T5">_geo</text:span>, capacidade<text:span text:style-name="T5">_c</text:span>arga<text:span text:style-name="T5">_hso</text:span><text:span text:style-name="T1">) VALUES (1, ‘falcon 9’, </text:span><text:span text:style-name="T2">22800</text:span><text:span text:style-name="T1">, </text:span><text:span text:style-name="T2">8300, 4000</text:span><text:span text:style-name="T1">);</text:span></text:p>
      <text:p text:style-name="P1"/>
      <text:p text:style-name="P8"><text:span text:style-name="T3">SELECT * FROM foguetes;</text:span></text:p>
      <text:p text:style-name="P1"/>
      <text:p text:style-name="P2">INSERT INTO foguetes (id, nome, capacidade<text:span text:style-name="T6">_c</text:span>arga<text:span text:style-name="T6">_leo</text:span><text:span text:style-name="T1">) VALUES (</text:span><text:span text:style-name="T3">2</text:span><text:span text:style-name="T1">, ‘</text:span><text:span text:style-name="T3">starship</text:span><text:span text:style-name="T1">’, </text:span><text:span text:style-name="T3">150000</text:span><text:span text:style-name="T1">);</text:span></text:p>
      <text:p text:style-name="P2"/>
      <text:p text:style-name="P3">SELECT * FROM foguetes;</text:p>
      <text:p text:style-name="P3"/>
      <text:p text:style-name="P3">UPDATE foguetes SET capacidade<text:span text:style-name="T4">_c</text:span>arga<text:span text:style-name="T4">_meo </text:span>= 20000 WHERE <text:span text:style-name="T7">id = 1;</text:span></text:p>
      <text:p text:style-name="P3"/>
      <text:p text:style-name="P4">SELECT * FROM foguetes;</text:p>
      <text:p text:style-name="P3"/>
      <text:p text:style-name="P5">DELETE FROM foguetes WHERE id = 2;</text:p>
      <text:p text:style-name="P5"/>
      <text:p text:style-name="P4">SELECT * FROM foguetes;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9:05:56.321000000</meta:creation-date>
    <dc:date>2023-09-21T16:11:28.858000000</dc:date>
    <meta:editing-duration>PT42M33S</meta:editing-duration>
    <meta:editing-cycles>1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29" meta:word-count="102" meta:character-count="749" meta:non-whitespace-character-count="662"/>
  </office:meta>
</office:document-meta>
</file>